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10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10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10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2"/>
    <style:style style:name="ce18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23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24" style:family="table-cell" style:parent-style-name="Pivot_20_Table_20_Value" style:data-style-name="N2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Result" style:data-style-name="N2">
      <style:table-cell-properties fo:border-bottom="2.01pt solid #000000" fo:border-left="none" fo:border-right="2.01pt solid #000000" fo:border-top="0.99pt solid #000000"/>
    </style:style>
    <style:style style:name="ce26" style:family="table-cell" style:parent-style-name="Default" style:data-style-name="N0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shape_flair</text:p>
          </table:table-cell>
          <table:table-cell office:value-type="string" calcext:value-type="string">
            <text:p>shape_dwi</text:p>
          </table:table-cell>
          <table:table-cell office:value-type="string" calcext:value-type="string">
            <text:p>voxel_dim_flair</text:p>
          </table:table-cell>
          <table:table-cell office:value-type="string" calcext:value-type="string">
            <text:p>voxel_dim_dwi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table:style-name="Default" office:value-type="string" calcext:value-type="string">
            <text:p>outlier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40.657" calcext:value-type="float">
            <text:p>140.66</text:p>
          </table:table-cell>
          <table:table-cell office:value-type="float" office:value="1387.241" calcext:value-type="float">
            <text:p>1387.24</text:p>
          </table:table-cell>
          <table:table-cell office:value-type="float" office:value="1" calcext:value-type="float">
            <text:p>1.00</text:p>
          </table:table-cell>
          <table:table-cell table:formula="of:=IF(OR([.F2]&lt;=[stats.B$14]; [.F2]&gt;=[stats.B$15]))" office:value-type="boolean" office:boolean-value="false" calcext:value-type="boolean">
            <text:p>FALSE</text:p>
          </table:table-cell>
          <table:table-cell table:formula="of:=IF([.F2]&lt;[stats.$B$9]; [.F2]; &quot;&quot;)">
            <text:p/>
          </table:table-cell>
          <table:table-cell table:formula="of:=IF(AND([.F2]&gt;=[stats.$B$9];[.F2]&lt;=[stats.$B$11]); [.F2];&quot;&quot;)">
            <text:p/>
          </table:table-cell>
          <table:table-cell table:formula="of:=IF([.F2]&gt;[stats.$B$11]; [.F2]; &quot;&quot;)" office:value-type="float" office:value="140.657" calcext:value-type="float">
            <text:p>140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32.466" calcext:value-type="float">
            <text:p>32.47</text:p>
          </table:table-cell>
          <table:table-cell office:value-type="float" office:value="1333.951" calcext:value-type="float">
            <text:p>1333.95</text:p>
          </table:table-cell>
          <table:table-cell office:value-type="float" office:value="1" calcext:value-type="float">
            <text:p>1.00</text:p>
          </table:table-cell>
          <table:table-cell table:formula="of:=IF(OR([.F3]&lt;=[stats.B$14]; [.F3]&gt;=[stats.B$15]))" office:value-type="boolean" office:boolean-value="false" calcext:value-type="boolean">
            <text:p>FALSE</text:p>
          </table:table-cell>
          <table:table-cell table:formula="of:=IF([.F3]&lt;[stats.$B$9]; [.F3]; &quot;&quot;)">
            <text:p/>
          </table:table-cell>
          <table:table-cell table:formula="of:=IF(AND([.F3]&gt;=[stats.$B$9];[.F3]&lt;=[stats.$B$11]); [.F3];&quot;&quot;)" office:value-type="float" office:value="32.466" calcext:value-type="float">
            <text:p>32.47</text:p>
          </table:table-cell>
          <table:table-cell table:formula="of:=IF([.F3]&gt;[stats.$B$11]; [.F3]; 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4.144" calcext:value-type="float">
            <text:p>4.14</text:p>
          </table:table-cell>
          <table:table-cell office:value-type="float" office:value="1150.561" calcext:value-type="float">
            <text:p>1150.56</text:p>
          </table:table-cell>
          <table:table-cell office:value-type="float" office:value="1" calcext:value-type="float">
            <text:p>1.00</text:p>
          </table:table-cell>
          <table:table-cell table:formula="of:=IF(OR([.F4]&lt;=[stats.B$14]; [.F4]&gt;=[stats.B$15]))" office:value-type="boolean" office:boolean-value="false" calcext:value-type="boolean">
            <text:p>FALSE</text:p>
          </table:table-cell>
          <table:table-cell table:formula="of:=IF([.F4]&lt;[stats.$B$9]; [.F4]; &quot;&quot;)">
            <text:p/>
          </table:table-cell>
          <table:table-cell table:formula="of:=IF(AND([.F4]&gt;=[stats.$B$9];[.F4]&lt;=[stats.$B$11]); [.F4];&quot;&quot;)" office:value-type="float" office:value="4.144" calcext:value-type="float">
            <text:p>4.14</text:p>
          </table:table-cell>
          <table:table-cell table:formula="of:=IF([.F4]&gt;[stats.$B$11]; [.F4]; 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33.547" calcext:value-type="float">
            <text:p>233.55</text:p>
          </table:table-cell>
          <table:table-cell office:value-type="float" office:value="1667.317" calcext:value-type="float">
            <text:p>1667.32</text:p>
          </table:table-cell>
          <table:table-cell office:value-type="float" office:value="1" calcext:value-type="float">
            <text:p>1.00</text:p>
          </table:table-cell>
          <table:table-cell table:formula="of:=IF(OR([.F5]&lt;=[stats.B$14]; [.F5]&gt;=[stats.B$15]))" office:value-type="boolean" office:boolean-value="true" calcext:value-type="boolean">
            <text:p>TRUE</text:p>
          </table:table-cell>
          <table:table-cell table:formula="of:=IF([.F5]&lt;[stats.$B$9]; [.F5]; &quot;&quot;)">
            <text:p/>
          </table:table-cell>
          <table:table-cell table:formula="of:=IF(AND([.F5]&gt;=[stats.$B$9];[.F5]&lt;=[stats.$B$11]); [.F5];&quot;&quot;)">
            <text:p/>
          </table:table-cell>
          <table:table-cell table:formula="of:=IF([.F5]&gt;[stats.$B$11]; [.F5]; &quot;&quot;)" office:value-type="float" office:value="233.547" calcext:value-type="float">
            <text:p>233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00.066" calcext:value-type="float">
            <text:p>100.07</text:p>
          </table:table-cell>
          <table:table-cell office:value-type="float" office:value="1340.54" calcext:value-type="float">
            <text:p>1340.54</text:p>
          </table:table-cell>
          <table:table-cell office:value-type="float" office:value="1" calcext:value-type="float">
            <text:p>1.00</text:p>
          </table:table-cell>
          <table:table-cell table:formula="of:=IF(OR([.F6]&lt;=[stats.B$14]; [.F6]&gt;=[stats.B$15]))" office:value-type="boolean" office:boolean-value="false" calcext:value-type="boolean">
            <text:p>FALSE</text:p>
          </table:table-cell>
          <table:table-cell table:formula="of:=IF([.F6]&lt;[stats.$B$9]; [.F6]; &quot;&quot;)">
            <text:p/>
          </table:table-cell>
          <table:table-cell table:formula="of:=IF(AND([.F6]&gt;=[stats.$B$9];[.F6]&lt;=[stats.$B$11]); [.F6];&quot;&quot;)">
            <text:p/>
          </table:table-cell>
          <table:table-cell table:formula="of:=IF([.F6]&gt;[stats.$B$11]; [.F6]; &quot;&quot;)" office:value-type="float" office:value="100.066" calcext:value-type="float">
            <text:p>100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91.443" calcext:value-type="float">
            <text:p>91.44</text:p>
          </table:table-cell>
          <table:table-cell office:value-type="float" office:value="1251.528" calcext:value-type="float">
            <text:p>1251.53</text:p>
          </table:table-cell>
          <table:table-cell office:value-type="float" office:value="0.999983596069618" calcext:value-type="float">
            <text:p>1.00</text:p>
          </table:table-cell>
          <table:table-cell table:formula="of:=IF(OR([.F7]&lt;=[stats.B$14]; [.F7]&gt;=[stats.B$15]))" office:value-type="boolean" office:boolean-value="false" calcext:value-type="boolean">
            <text:p>FALSE</text:p>
          </table:table-cell>
          <table:table-cell table:formula="of:=IF([.F7]&lt;[stats.$B$9]; [.F7]; &quot;&quot;)">
            <text:p/>
          </table:table-cell>
          <table:table-cell table:formula="of:=IF(AND([.F7]&gt;=[stats.$B$9];[.F7]&lt;=[stats.$B$11]); [.F7];&quot;&quot;)">
            <text:p/>
          </table:table-cell>
          <table:table-cell table:formula="of:=IF([.F7]&gt;[stats.$B$11]; [.F7]; &quot;&quot;)" office:value-type="float" office:value="91.443" calcext:value-type="float">
            <text:p>91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86.603" calcext:value-type="float">
            <text:p>86.60</text:p>
          </table:table-cell>
          <table:table-cell office:value-type="float" office:value="1472.943" calcext:value-type="float">
            <text:p>1472.94</text:p>
          </table:table-cell>
          <table:table-cell office:value-type="float" office:value="0.999988452922565" calcext:value-type="float">
            <text:p>1.00</text:p>
          </table:table-cell>
          <table:table-cell table:formula="of:=IF(OR([.F8]&lt;=[stats.B$14]; [.F8]&gt;=[stats.B$15]))" office:value-type="boolean" office:boolean-value="false" calcext:value-type="boolean">
            <text:p>FALSE</text:p>
          </table:table-cell>
          <table:table-cell table:formula="of:=IF([.F8]&lt;[stats.$B$9]; [.F8]; &quot;&quot;)">
            <text:p/>
          </table:table-cell>
          <table:table-cell table:formula="of:=IF(AND([.F8]&gt;=[stats.$B$9];[.F8]&lt;=[stats.$B$11]); [.F8];&quot;&quot;)" office:value-type="float" office:value="86.603" calcext:value-type="float">
            <text:p>86.60</text:p>
          </table:table-cell>
          <table:table-cell table:formula="of:=IF([.F8]&gt;[stats.$B$11]; [.F8]; 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9.581" calcext:value-type="float">
            <text:p>29.58</text:p>
          </table:table-cell>
          <table:table-cell office:value-type="float" office:value="1602.435" calcext:value-type="float">
            <text:p>1602.44</text:p>
          </table:table-cell>
          <table:table-cell office:value-type="float" office:value="1" calcext:value-type="float">
            <text:p>1.00</text:p>
          </table:table-cell>
          <table:table-cell table:formula="of:=IF(OR([.F9]&lt;=[stats.B$14]; [.F9]&gt;=[stats.B$15]))" office:value-type="boolean" office:boolean-value="false" calcext:value-type="boolean">
            <text:p>FALSE</text:p>
          </table:table-cell>
          <table:table-cell table:formula="of:=IF([.F9]&lt;[stats.$B$9]; [.F9]; &quot;&quot;)">
            <text:p/>
          </table:table-cell>
          <table:table-cell table:formula="of:=IF(AND([.F9]&gt;=[stats.$B$9];[.F9]&lt;=[stats.$B$11]); [.F9];&quot;&quot;)" office:value-type="float" office:value="29.581" calcext:value-type="float">
            <text:p>29.58</text:p>
          </table:table-cell>
          <table:table-cell table:formula="of:=IF([.F9]&gt;[stats.$B$11]; [.F9]; 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62.53" calcext:value-type="float">
            <text:p>162.53</text:p>
          </table:table-cell>
          <table:table-cell office:value-type="float" office:value="1878.99" calcext:value-type="float">
            <text:p>1878.99</text:p>
          </table:table-cell>
          <table:table-cell office:value-type="float" office:value="1" calcext:value-type="float">
            <text:p>1.00</text:p>
          </table:table-cell>
          <table:table-cell table:formula="of:=IF(OR([.F10]&lt;=[stats.B$14]; [.F10]&gt;=[stats.B$15]))" office:value-type="boolean" office:boolean-value="false" calcext:value-type="boolean">
            <text:p>FALSE</text:p>
          </table:table-cell>
          <table:table-cell table:formula="of:=IF([.F10]&lt;[stats.$B$9]; [.F10]; &quot;&quot;)">
            <text:p/>
          </table:table-cell>
          <table:table-cell table:formula="of:=IF(AND([.F10]&gt;=[stats.$B$9];[.F10]&lt;=[stats.$B$11]); [.F10];&quot;&quot;)">
            <text:p/>
          </table:table-cell>
          <table:table-cell table:formula="of:=IF([.F10]&gt;[stats.$B$11]; [.F10]; &quot;&quot;)" office:value-type="float" office:value="162.53" calcext:value-type="float">
            <text:p>162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89.853" calcext:value-type="float">
            <text:p>89.85</text:p>
          </table:table-cell>
          <table:table-cell office:value-type="float" office:value="1362.58" calcext:value-type="float">
            <text:p>1362.58</text:p>
          </table:table-cell>
          <table:table-cell office:value-type="float" office:value="1" calcext:value-type="float">
            <text:p>1.00</text:p>
          </table:table-cell>
          <table:table-cell table:formula="of:=IF(OR([.F11]&lt;=[stats.B$14]; [.F11]&gt;=[stats.B$15]))" office:value-type="boolean" office:boolean-value="false" calcext:value-type="boolean">
            <text:p>FALSE</text:p>
          </table:table-cell>
          <table:table-cell table:formula="of:=IF([.F11]&lt;[stats.$B$9]; [.F11]; &quot;&quot;)">
            <text:p/>
          </table:table-cell>
          <table:table-cell table:formula="of:=IF(AND([.F11]&gt;=[stats.$B$9];[.F11]&lt;=[stats.$B$11]); [.F11];&quot;&quot;)">
            <text:p/>
          </table:table-cell>
          <table:table-cell table:formula="of:=IF([.F11]&gt;[stats.$B$11]; [.F11]; &quot;&quot;)" office:value-type="float" office:value="89.853" calcext:value-type="float">
            <text:p>89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0.104" calcext:value-type="float">
            <text:p>20.10</text:p>
          </table:table-cell>
          <table:table-cell office:value-type="float" office:value="1386.577" calcext:value-type="float">
            <text:p>1386.58</text:p>
          </table:table-cell>
          <table:table-cell office:value-type="float" office:value="1" calcext:value-type="float">
            <text:p>1.00</text:p>
          </table:table-cell>
          <table:table-cell table:formula="of:=IF(OR([.F12]&lt;=[stats.B$14]; [.F12]&gt;=[stats.B$15]))" office:value-type="boolean" office:boolean-value="false" calcext:value-type="boolean">
            <text:p>FALSE</text:p>
          </table:table-cell>
          <table:table-cell table:formula="of:=IF([.F12]&lt;[stats.$B$9]; [.F12]; &quot;&quot;)">
            <text:p/>
          </table:table-cell>
          <table:table-cell table:formula="of:=IF(AND([.F12]&gt;=[stats.$B$9];[.F12]&lt;=[stats.$B$11]); [.F12];&quot;&quot;)" office:value-type="float" office:value="20.104" calcext:value-type="float">
            <text:p>20.10</text:p>
          </table:table-cell>
          <table:table-cell table:formula="of:=IF([.F12]&gt;[stats.$B$11]; [.F12]; 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1.273" calcext:value-type="float">
            <text:p>21.27</text:p>
          </table:table-cell>
          <table:table-cell office:value-type="float" office:value="1511.748" calcext:value-type="float">
            <text:p>1511.75</text:p>
          </table:table-cell>
          <table:table-cell office:value-type="float" office:value="1" calcext:value-type="float">
            <text:p>1.00</text:p>
          </table:table-cell>
          <table:table-cell table:formula="of:=IF(OR([.F13]&lt;=[stats.B$14]; [.F13]&gt;=[stats.B$15]))" office:value-type="boolean" office:boolean-value="false" calcext:value-type="boolean">
            <text:p>FALSE</text:p>
          </table:table-cell>
          <table:table-cell table:formula="of:=IF([.F13]&lt;[stats.$B$9]; [.F13]; &quot;&quot;)">
            <text:p/>
          </table:table-cell>
          <table:table-cell table:formula="of:=IF(AND([.F13]&gt;=[stats.$B$9];[.F13]&lt;=[stats.$B$11]); [.F13];&quot;&quot;)" office:value-type="float" office:value="21.273" calcext:value-type="float">
            <text:p>21.27</text:p>
          </table:table-cell>
          <table:table-cell table:formula="of:=IF([.F13]&gt;[stats.$B$11]; [.F13]; 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4.858" calcext:value-type="float">
            <text:p>4.86</text:p>
          </table:table-cell>
          <table:table-cell office:value-type="float" office:value="1616.313" calcext:value-type="float">
            <text:p>1616.31</text:p>
          </table:table-cell>
          <table:table-cell office:value-type="float" office:value="1" calcext:value-type="float">
            <text:p>1.00</text:p>
          </table:table-cell>
          <table:table-cell table:formula="of:=IF(OR([.F14]&lt;=[stats.B$14]; [.F14]&gt;=[stats.B$15]))" office:value-type="boolean" office:boolean-value="false" calcext:value-type="boolean">
            <text:p>FALSE</text:p>
          </table:table-cell>
          <table:table-cell table:formula="of:=IF([.F14]&lt;[stats.$B$9]; [.F14]; &quot;&quot;)">
            <text:p/>
          </table:table-cell>
          <table:table-cell table:formula="of:=IF(AND([.F14]&gt;=[stats.$B$9];[.F14]&lt;=[stats.$B$11]); [.F14];&quot;&quot;)" office:value-type="float" office:value="4.858" calcext:value-type="float">
            <text:p>4.86</text:p>
          </table:table-cell>
          <table:table-cell table:formula="of:=IF([.F14]&gt;[stats.$B$11]; [.F14]; 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17.956" calcext:value-type="float">
            <text:p>117.96</text:p>
          </table:table-cell>
          <table:table-cell office:value-type="float" office:value="1684.451" calcext:value-type="float">
            <text:p>1684.45</text:p>
          </table:table-cell>
          <table:table-cell office:value-type="float" office:value="0.999983044237584" calcext:value-type="float">
            <text:p>1.00</text:p>
          </table:table-cell>
          <table:table-cell table:formula="of:=IF(OR([.F15]&lt;=[stats.B$14]; [.F15]&gt;=[stats.B$15]))" office:value-type="boolean" office:boolean-value="false" calcext:value-type="boolean">
            <text:p>FALSE</text:p>
          </table:table-cell>
          <table:table-cell table:formula="of:=IF([.F15]&lt;[stats.$B$9]; [.F15]; &quot;&quot;)">
            <text:p/>
          </table:table-cell>
          <table:table-cell table:formula="of:=IF(AND([.F15]&gt;=[stats.$B$9];[.F15]&lt;=[stats.$B$11]); [.F15];&quot;&quot;)">
            <text:p/>
          </table:table-cell>
          <table:table-cell table:formula="of:=IF([.F15]&gt;[stats.$B$11]; [.F15]; &quot;&quot;)" office:value-type="float" office:value="117.956" calcext:value-type="float">
            <text:p>117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9.842" calcext:value-type="float">
            <text:p>29.84</text:p>
          </table:table-cell>
          <table:table-cell office:value-type="float" office:value="1607.89" calcext:value-type="float">
            <text:p>1607.89</text:p>
          </table:table-cell>
          <table:table-cell office:value-type="float" office:value="1" calcext:value-type="float">
            <text:p>1.00</text:p>
          </table:table-cell>
          <table:table-cell table:formula="of:=IF(OR([.F16]&lt;=[stats.B$14]; [.F16]&gt;=[stats.B$15]))" office:value-type="boolean" office:boolean-value="false" calcext:value-type="boolean">
            <text:p>FALSE</text:p>
          </table:table-cell>
          <table:table-cell table:formula="of:=IF([.F16]&lt;[stats.$B$9]; [.F16]; &quot;&quot;)">
            <text:p/>
          </table:table-cell>
          <table:table-cell table:formula="of:=IF(AND([.F16]&gt;=[stats.$B$9];[.F16]&lt;=[stats.$B$11]); [.F16];&quot;&quot;)" office:value-type="float" office:value="29.842" calcext:value-type="float">
            <text:p>29.84</text:p>
          </table:table-cell>
          <table:table-cell table:formula="of:=IF([.F16]&gt;[stats.$B$11]; [.F16]; 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0.383" calcext:value-type="float">
            <text:p>0.38</text:p>
          </table:table-cell>
          <table:table-cell office:value-type="float" office:value="1450.677" calcext:value-type="float">
            <text:p>1450.68</text:p>
          </table:table-cell>
          <table:table-cell office:value-type="float" office:value="1" calcext:value-type="float">
            <text:p>1.00</text:p>
          </table:table-cell>
          <table:table-cell table:formula="of:=IF(OR([.F17]&lt;=[stats.B$14]; [.F17]&gt;=[stats.B$15]))" office:value-type="boolean" office:boolean-value="false" calcext:value-type="boolean">
            <text:p>FALSE</text:p>
          </table:table-cell>
          <table:table-cell table:formula="of:=IF([.F17]&lt;[stats.$B$9]; [.F17]; &quot;&quot;)" office:value-type="float" office:value="0.383" calcext:value-type="float">
            <text:p>0.38</text:p>
          </table:table-cell>
          <table:table-cell table:formula="of:=IF(AND([.F17]&gt;=[stats.$B$9];[.F17]&lt;=[stats.$B$11]); [.F17];&quot;&quot;)">
            <text:p/>
          </table:table-cell>
          <table:table-cell table:formula="of:=IF([.F17]&gt;[stats.$B$11]; [.F17]; 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3.373" calcext:value-type="float">
            <text:p>3.37</text:p>
          </table:table-cell>
          <table:table-cell office:value-type="float" office:value="1520.05" calcext:value-type="float">
            <text:p>1520.05</text:p>
          </table:table-cell>
          <table:table-cell office:value-type="float" office:value="1" calcext:value-type="float">
            <text:p>1.00</text:p>
          </table:table-cell>
          <table:table-cell table:formula="of:=IF(OR([.F18]&lt;=[stats.B$14]; [.F18]&gt;=[stats.B$15]))" office:value-type="boolean" office:boolean-value="false" calcext:value-type="boolean">
            <text:p>FALSE</text:p>
          </table:table-cell>
          <table:table-cell table:formula="of:=IF([.F18]&lt;[stats.$B$9]; [.F18]; &quot;&quot;)">
            <text:p/>
          </table:table-cell>
          <table:table-cell table:formula="of:=IF(AND([.F18]&gt;=[stats.$B$9];[.F18]&lt;=[stats.$B$11]); [.F18];&quot;&quot;)" office:value-type="float" office:value="3.373" calcext:value-type="float">
            <text:p>3.37</text:p>
          </table:table-cell>
          <table:table-cell table:formula="of:=IF([.F18]&gt;[stats.$B$11]; [.F18]; 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4.28" calcext:value-type="float">
            <text:p>14.28</text:p>
          </table:table-cell>
          <table:table-cell office:value-type="float" office:value="1537.86" calcext:value-type="float">
            <text:p>1537.86</text:p>
          </table:table-cell>
          <table:table-cell office:value-type="float" office:value="1" calcext:value-type="float">
            <text:p>1.00</text:p>
          </table:table-cell>
          <table:table-cell table:formula="of:=IF(OR([.F19]&lt;=[stats.B$14]; [.F19]&gt;=[stats.B$15]))" office:value-type="boolean" office:boolean-value="false" calcext:value-type="boolean">
            <text:p>FALSE</text:p>
          </table:table-cell>
          <table:table-cell table:formula="of:=IF([.F19]&lt;[stats.$B$9]; [.F19]; &quot;&quot;)">
            <text:p/>
          </table:table-cell>
          <table:table-cell table:formula="of:=IF(AND([.F19]&gt;=[stats.$B$9];[.F19]&lt;=[stats.$B$11]); [.F19];&quot;&quot;)" office:value-type="float" office:value="14.28" calcext:value-type="float">
            <text:p>14.28</text:p>
          </table:table-cell>
          <table:table-cell table:formula="of:=IF([.F19]&gt;[stats.$B$11]; [.F19]; 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0.617" calcext:value-type="float">
            <text:p>0.62</text:p>
          </table:table-cell>
          <table:table-cell office:value-type="float" office:value="1504.278" calcext:value-type="float">
            <text:p>1504.28</text:p>
          </table:table-cell>
          <table:table-cell office:value-type="float" office:value="1" calcext:value-type="float">
            <text:p>1.00</text:p>
          </table:table-cell>
          <table:table-cell table:formula="of:=IF(OR([.F20]&lt;=[stats.B$14]; [.F20]&gt;=[stats.B$15]))" office:value-type="boolean" office:boolean-value="false" calcext:value-type="boolean">
            <text:p>FALSE</text:p>
          </table:table-cell>
          <table:table-cell table:formula="of:=IF([.F20]&lt;[stats.$B$9]; [.F20]; &quot;&quot;)" office:value-type="float" office:value="0.617" calcext:value-type="float">
            <text:p>0.62</text:p>
          </table:table-cell>
          <table:table-cell table:formula="of:=IF(AND([.F20]&gt;=[stats.$B$9];[.F20]&lt;=[stats.$B$11]); [.F20];&quot;&quot;)">
            <text:p/>
          </table:table-cell>
          <table:table-cell table:formula="of:=IF([.F20]&gt;[stats.$B$11]; [.F20]; 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3.946" calcext:value-type="float">
            <text:p>23.95</text:p>
          </table:table-cell>
          <table:table-cell office:value-type="float" office:value="1692.581" calcext:value-type="float">
            <text:p>1692.58</text:p>
          </table:table-cell>
          <table:table-cell office:value-type="float" office:value="1" calcext:value-type="float">
            <text:p>1.00</text:p>
          </table:table-cell>
          <table:table-cell table:formula="of:=IF(OR([.F21]&lt;=[stats.B$14]; [.F21]&gt;=[stats.B$15]))" office:value-type="boolean" office:boolean-value="false" calcext:value-type="boolean">
            <text:p>FALSE</text:p>
          </table:table-cell>
          <table:table-cell table:formula="of:=IF([.F21]&lt;[stats.$B$9]; [.F21]; &quot;&quot;)">
            <text:p/>
          </table:table-cell>
          <table:table-cell table:formula="of:=IF(AND([.F21]&gt;=[stats.$B$9];[.F21]&lt;=[stats.$B$11]); [.F21];&quot;&quot;)" office:value-type="float" office:value="23.946" calcext:value-type="float">
            <text:p>23.95</text:p>
          </table:table-cell>
          <table:table-cell table:formula="of:=IF([.F21]&gt;[stats.$B$11]; [.F21]; 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0.579" calcext:value-type="float">
            <text:p>0.58</text:p>
          </table:table-cell>
          <table:table-cell office:value-type="float" office:value="1552.919" calcext:value-type="float">
            <text:p>1552.92</text:p>
          </table:table-cell>
          <table:table-cell office:value-type="float" office:value="1" calcext:value-type="float">
            <text:p>1.00</text:p>
          </table:table-cell>
          <table:table-cell table:formula="of:=IF(OR([.F22]&lt;=[stats.B$14]; [.F22]&gt;=[stats.B$15]))" office:value-type="boolean" office:boolean-value="false" calcext:value-type="boolean">
            <text:p>FALSE</text:p>
          </table:table-cell>
          <table:table-cell table:formula="of:=IF([.F22]&lt;[stats.$B$9]; [.F22]; &quot;&quot;)" office:value-type="float" office:value="0.579" calcext:value-type="float">
            <text:p>0.58</text:p>
          </table:table-cell>
          <table:table-cell table:formula="of:=IF(AND([.F22]&gt;=[stats.$B$9];[.F22]&lt;=[stats.$B$11]); [.F22];&quot;&quot;)">
            <text:p/>
          </table:table-cell>
          <table:table-cell table:formula="of:=IF([.F22]&gt;[stats.$B$11]; [.F22]; 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9.549" calcext:value-type="float">
            <text:p>9.55</text:p>
          </table:table-cell>
          <table:table-cell office:value-type="float" office:value="1762.628" calcext:value-type="float">
            <text:p>1762.63</text:p>
          </table:table-cell>
          <table:table-cell office:value-type="float" office:value="1" calcext:value-type="float">
            <text:p>1.00</text:p>
          </table:table-cell>
          <table:table-cell table:formula="of:=IF(OR([.F23]&lt;=[stats.B$14]; [.F23]&gt;=[stats.B$15]))" office:value-type="boolean" office:boolean-value="false" calcext:value-type="boolean">
            <text:p>FALSE</text:p>
          </table:table-cell>
          <table:table-cell table:formula="of:=IF([.F23]&lt;[stats.$B$9]; [.F23]; &quot;&quot;)">
            <text:p/>
          </table:table-cell>
          <table:table-cell table:formula="of:=IF(AND([.F23]&gt;=[stats.$B$9];[.F23]&lt;=[stats.$B$11]); [.F23];&quot;&quot;)" office:value-type="float" office:value="9.549" calcext:value-type="float">
            <text:p>9.55</text:p>
          </table:table-cell>
          <table:table-cell table:formula="of:=IF([.F23]&gt;[stats.$B$11]; [.F23]; 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1.378" calcext:value-type="float">
            <text:p>1.38</text:p>
          </table:table-cell>
          <table:table-cell office:value-type="float" office:value="1522.573" calcext:value-type="float">
            <text:p>1522.57</text:p>
          </table:table-cell>
          <table:table-cell office:value-type="float" office:value="1" calcext:value-type="float">
            <text:p>1.00</text:p>
          </table:table-cell>
          <table:table-cell table:formula="of:=IF(OR([.F24]&lt;=[stats.B$14]; [.F24]&gt;=[stats.B$15]))" office:value-type="boolean" office:boolean-value="false" calcext:value-type="boolean">
            <text:p>FALSE</text:p>
          </table:table-cell>
          <table:table-cell table:formula="of:=IF([.F24]&lt;[stats.$B$9]; [.F24]; &quot;&quot;)" office:value-type="float" office:value="1.378" calcext:value-type="float">
            <text:p>1.38</text:p>
          </table:table-cell>
          <table:table-cell table:formula="of:=IF(AND([.F24]&gt;=[stats.$B$9];[.F24]&lt;=[stats.$B$11]); [.F24];&quot;&quot;)">
            <text:p/>
          </table:table-cell>
          <table:table-cell table:formula="of:=IF([.F24]&gt;[stats.$B$11]; [.F24]; 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.678" calcext:value-type="float">
            <text:p>2.68</text:p>
          </table:table-cell>
          <table:table-cell office:value-type="float" office:value="1426.158" calcext:value-type="float">
            <text:p>1426.16</text:p>
          </table:table-cell>
          <table:table-cell office:value-type="float" office:value="1" calcext:value-type="float">
            <text:p>1.00</text:p>
          </table:table-cell>
          <table:table-cell table:formula="of:=IF(OR([.F25]&lt;=[stats.B$14]; [.F25]&gt;=[stats.B$15]))" office:value-type="boolean" office:boolean-value="false" calcext:value-type="boolean">
            <text:p>FALSE</text:p>
          </table:table-cell>
          <table:table-cell table:formula="of:=IF([.F25]&lt;[stats.$B$9]; [.F25]; &quot;&quot;)">
            <text:p/>
          </table:table-cell>
          <table:table-cell table:formula="of:=IF(AND([.F25]&gt;=[stats.$B$9];[.F25]&lt;=[stats.$B$11]); [.F25];&quot;&quot;)" office:value-type="float" office:value="2.678" calcext:value-type="float">
            <text:p>2.68</text:p>
          </table:table-cell>
          <table:table-cell table:formula="of:=IF([.F25]&gt;[stats.$B$11]; [.F25]; 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.002" calcext:value-type="float">
            <text:p>2.00</text:p>
          </table:table-cell>
          <table:table-cell office:value-type="float" office:value="1604.262" calcext:value-type="float">
            <text:p>1604.26</text:p>
          </table:table-cell>
          <table:table-cell office:value-type="float" office:value="1" calcext:value-type="float">
            <text:p>1.00</text:p>
          </table:table-cell>
          <table:table-cell table:formula="of:=IF(OR([.F26]&lt;=[stats.B$14]; [.F26]&gt;=[stats.B$15]))" office:value-type="boolean" office:boolean-value="false" calcext:value-type="boolean">
            <text:p>FALSE</text:p>
          </table:table-cell>
          <table:table-cell table:formula="of:=IF([.F26]&lt;[stats.$B$9]; [.F26]; &quot;&quot;)" office:value-type="float" office:value="2.002" calcext:value-type="float">
            <text:p>2.00</text:p>
          </table:table-cell>
          <table:table-cell table:formula="of:=IF(AND([.F26]&gt;=[stats.$B$9];[.F26]&lt;=[stats.$B$11]); [.F26];&quot;&quot;)">
            <text:p/>
          </table:table-cell>
          <table:table-cell table:formula="of:=IF([.F26]&gt;[stats.$B$11]; [.F26]; 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(230, 230, 153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0.441" calcext:value-type="float">
            <text:p>0.44</text:p>
          </table:table-cell>
          <table:table-cell office:value-type="float" office:value="1677.159" calcext:value-type="float">
            <text:p>1677.16</text:p>
          </table:table-cell>
          <table:table-cell office:value-type="float" office:value="1" calcext:value-type="float">
            <text:p>1.00</text:p>
          </table:table-cell>
          <table:table-cell table:formula="of:=IF(OR([.F27]&lt;=[stats.B$14]; [.F27]&gt;=[stats.B$15]))" office:value-type="boolean" office:boolean-value="false" calcext:value-type="boolean">
            <text:p>FALSE</text:p>
          </table:table-cell>
          <table:table-cell table:formula="of:=IF([.F27]&lt;[stats.$B$9]; [.F27]; &quot;&quot;)" office:value-type="float" office:value="0.441" calcext:value-type="float">
            <text:p>0.44</text:p>
          </table:table-cell>
          <table:table-cell table:formula="of:=IF(AND([.F27]&gt;=[stats.$B$9];[.F27]&lt;=[stats.$B$11]); [.F27];&quot;&quot;)">
            <text:p/>
          </table:table-cell>
          <table:table-cell table:formula="of:=IF([.F27]&gt;[stats.$B$11]; [.F27]; 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0.106" calcext:value-type="float">
            <text:p>0.11</text:p>
          </table:table-cell>
          <table:table-cell office:value-type="float" office:value="1427.878" calcext:value-type="float">
            <text:p>1427.88</text:p>
          </table:table-cell>
          <table:table-cell office:value-type="float" office:value="1" calcext:value-type="float">
            <text:p>1.00</text:p>
          </table:table-cell>
          <table:table-cell table:formula="of:=IF(OR([.F28]&lt;=[stats.B$14]; [.F28]&gt;=[stats.B$15]))" office:value-type="boolean" office:boolean-value="false" calcext:value-type="boolean">
            <text:p>FALSE</text:p>
          </table:table-cell>
          <table:table-cell table:formula="of:=IF([.F28]&lt;[stats.$B$9]; [.F28]; &quot;&quot;)" office:value-type="float" office:value="0.106" calcext:value-type="float">
            <text:p>0.11</text:p>
          </table:table-cell>
          <table:table-cell table:formula="of:=IF(AND([.F28]&gt;=[stats.$B$9];[.F28]&lt;=[stats.$B$11]); [.F28];&quot;&quot;)">
            <text:p/>
          </table:table-cell>
          <table:table-cell table:formula="of:=IF([.F28]&gt;[stats.$B$11]; [.F28]; 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(230, 230, 154)</text:p>
          </table:table-cell>
          <table:table-cell table:number-columns-repeated="2" office:value-type="string" calcext:value-type="string">
            <text:p>(1.0, 1.0, 1.0)</text:p>
          </table:table-cell>
          <table:table-cell office:value-type="float" office:value="2.004" calcext:value-type="float">
            <text:p>2.00</text:p>
          </table:table-cell>
          <table:table-cell office:value-type="float" office:value="1667.376" calcext:value-type="float">
            <text:p>1667.38</text:p>
          </table:table-cell>
          <table:table-cell office:value-type="float" office:value="1" calcext:value-type="float">
            <text:p>1.00</text:p>
          </table:table-cell>
          <table:table-cell table:formula="of:=IF(OR([.F29]&lt;=[stats.B$14]; [.F29]&gt;=[stats.B$15]))" office:value-type="boolean" office:boolean-value="false" calcext:value-type="boolean">
            <text:p>FALSE</text:p>
          </table:table-cell>
          <table:table-cell table:formula="of:=IF([.F29]&lt;[stats.$B$9]; [.F29]; &quot;&quot;)">
            <text:p/>
          </table:table-cell>
          <table:table-cell table:formula="of:=IF(AND([.F29]&gt;=[stats.$B$9];[.F29]&lt;=[stats.$B$11]); [.F29];&quot;&quot;)" office:value-type="float" office:value="2.004" calcext:value-type="float">
            <text:p>2.00</text:p>
          </table:table-cell>
          <table:table-cell table:formula="of:=IF([.F29]&gt;[stats.$B$11]; [.F29]; &quot;&quot;)">
            <text:p/>
          </table:table-cell>
        </table:table-row>
      </table:table>
      <table:table table:name="componen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ume_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7" calcext:value-type="float">
            <text:p>0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.48" calcext:value-type="float">
            <text:p>14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466" calcext:value-type="float">
            <text:p>32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44" calcext:value-type="float">
            <text:p>4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.547" calcext:value-type="float">
            <text:p>233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.235" calcext:value-type="float">
            <text:p>98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14" calcext:value-type="float">
            <text:p>1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" calcext:value-type="float">
            <text:p>0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126" calcext:value-type="float">
            <text:p>91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5" calcext:value-type="float">
            <text:p>0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" calcext:value-type="float">
            <text:p>0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.398" calcext:value-type="float">
            <text:p>80.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05" calcext:value-type="float">
            <text:p>6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256" calcext:value-type="float">
            <text:p>29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8" calcext:value-type="float">
            <text:p>0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.53" calcext:value-type="float">
            <text:p>162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853" calcext:value-type="float">
            <text:p>89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104" calcext:value-type="float">
            <text:p>20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213" calcext:value-type="float">
            <text:p>21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87" calcext:value-type="float">
            <text:p>2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98" calcext:value-type="float">
            <text:p>1.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3" calcext:value-type="float">
            <text:p>0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.956" calcext:value-type="float">
            <text:p>117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775" calcext:value-type="float">
            <text:p>28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7" calcext:value-type="float">
            <text:p>1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31" calcext:value-type="float">
            <text:p>2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2" calcext:value-type="float">
            <text:p>0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6" calcext:value-type="float">
            <text:p>0.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3" calcext:value-type="float">
            <text:p>0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821" calcext:value-type="float">
            <text:p>12.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1" calcext:value-type="float">
            <text:p>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2" calcext:value-type="float">
            <text:p>0.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7" calcext:value-type="float">
            <text:p>0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2" calcext:value-type="float">
            <text:p>0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8" calcext:value-type="float">
            <text:p>0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4" calcext:value-type="float">
            <text:p>0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17" calcext:value-type="float">
            <text:p>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946" calcext:value-type="float">
            <text:p>23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2" calcext:value-type="float">
            <text:p>0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31" calcext:value-type="float">
            <text:p>9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78" calcext:value-type="float">
            <text:p>1.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41" calcext:value-type="float">
            <text:p>2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2" calcext:value-type="float">
            <text:p>0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02" calcext:value-type="float">
            <text:p>2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6" calcext:value-type="float">
            <text:p>0.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04" calcext:value-type="float">
            <text:p>2.00</text:p>
          </table:table-cell>
        </table:table-row>
        <table:table-row table:style-name="ro1" table:number-rows-repeated="104851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ivot Table_components_1" table:style-name="ta1">
        <table:table-column table:style-name="co1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1" table:default-cell-style-name="ce23"/>
        <table:table-column table:style-name="co1" table:default-cell-style-name="Default"/>
        <table:table-column table:style-name="co1" table:default-cell-style-name="ce26"/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4" table:number-columns-repeated="2"/>
          <table:table-cell table:style-name="ce20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Count - volume_ml</text:p>
          </table:table-cell>
          <table:table-cell table:style-name="ce15" office:value-type="string" calcext:value-type="string">
            <text:p>Sum - volume_ml</text:p>
          </table:table-cell>
          <table:table-cell table:style-name="ce15" office:value-type="string" calcext:value-type="string">
            <text:p>Average - volume_ml</text:p>
          </table:table-cell>
          <table:table-cell table:style-name="ce21" office:value-type="string" calcext:value-type="string">
            <text:p>StDev - volume_ml</text:p>
          </table:table-cell>
          <table:table-cell/>
          <table:table-cell table:style-name="Default" office:value-type="string" calcext:value-type="string">
            <text:p>component count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140.657" calcext:value-type="float">
            <text:p>140.66</text:p>
          </table:table-cell>
          <table:table-cell table:style-name="ce16" office:value-type="float" office:value="70.3285" calcext:value-type="float">
            <text:p>70.33</text:p>
          </table:table-cell>
          <table:table-cell table:style-name="ce22" office:value-type="float" office:value="70.1515" calcext:value-type="float">
            <text:p>70.15</text:p>
          </table:table-cell>
          <table:table-cell/>
          <table:table-cell table:formula="of:=IF([.C3]&lt;&gt;0; [.B3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.466" calcext:value-type="float">
            <text:p>32.4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4]&lt;&gt;0; [.B4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44" calcext:value-type="float">
            <text:p>4.14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5]&lt;&gt;0; [.B5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3.547" calcext:value-type="float">
            <text:p>233.5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6]&lt;&gt;0; [.B6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.066" calcext:value-type="float">
            <text:p>100.07</text:p>
          </table:table-cell>
          <table:table-cell office:value-type="float" office:value="33.3553333333333" calcext:value-type="float">
            <text:p>33.36</text:p>
          </table:table-cell>
          <table:table-cell office:value-type="float" office:value="45.8827176057488" calcext:value-type="float">
            <text:p>45.88</text:p>
          </table:table-cell>
          <table:table-cell/>
          <table:table-cell table:formula="of:=IF([.C7]&lt;&gt;0; [.B7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.443" calcext:value-type="float">
            <text:p>91.44</text:p>
          </table:table-cell>
          <table:table-cell office:value-type="float" office:value="30.481" calcext:value-type="float">
            <text:p>30.48</text:p>
          </table:table-cell>
          <table:table-cell office:value-type="float" office:value="42.8825251199911" calcext:value-type="float">
            <text:p>42.88</text:p>
          </table:table-cell>
          <table:table-cell/>
          <table:table-cell table:formula="of:=IF([.C8]&lt;&gt;0; [.B8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6.603" calcext:value-type="float">
            <text:p>86.60</text:p>
          </table:table-cell>
          <table:table-cell office:value-type="float" office:value="43.3015" calcext:value-type="float">
            <text:p>43.30</text:p>
          </table:table-cell>
          <table:table-cell office:value-type="float" office:value="37.0965" calcext:value-type="float">
            <text:p>37.10</text:p>
          </table:table-cell>
          <table:table-cell/>
          <table:table-cell table:formula="of:=IF([.C9]&lt;&gt;0; [.B9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.581" calcext:value-type="float">
            <text:p>29.58</text:p>
          </table:table-cell>
          <table:table-cell office:value-type="float" office:value="7.39525" calcext:value-type="float">
            <text:p>7.40</text:p>
          </table:table-cell>
          <table:table-cell office:value-type="float" office:value="12.6215201020915" calcext:value-type="float">
            <text:p>12.62</text:p>
          </table:table-cell>
          <table:table-cell/>
          <table:table-cell table:formula="of:=IF([.C10]&lt;&gt;0; [.B10]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.53" calcext:value-type="float">
            <text:p>162.53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11]&lt;&gt;0; [.B11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.853" calcext:value-type="float">
            <text:p>89.8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12]&lt;&gt;0; [.B12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.104" calcext:value-type="float">
            <text:p>20.1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13]&lt;&gt;0; [.B13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.273" calcext:value-type="float">
            <text:p>21.27</text:p>
          </table:table-cell>
          <table:table-cell office:value-type="float" office:value="10.6365" calcext:value-type="float">
            <text:p>10.64</text:p>
          </table:table-cell>
          <table:table-cell office:value-type="float" office:value="10.5765" calcext:value-type="float">
            <text:p>10.58</text:p>
          </table:table-cell>
          <table:table-cell/>
          <table:table-cell table:formula="of:=IF([.C14]&lt;&gt;0; [.B14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.858" calcext:value-type="float">
            <text:p>4.86</text:p>
          </table:table-cell>
          <table:table-cell office:value-type="float" office:value="1.61933333333333" calcext:value-type="float">
            <text:p>1.62</text:p>
          </table:table-cell>
          <table:table-cell office:value-type="float" office:value="0.498725263936858" calcext:value-type="float">
            <text:p>0.50</text:p>
          </table:table-cell>
          <table:table-cell/>
          <table:table-cell table:formula="of:=IF([.C15]&lt;&gt;0; [.B15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.956" calcext:value-type="float">
            <text:p>117.9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16]&lt;&gt;0; [.B16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.842" calcext:value-type="float">
            <text:p>29.84</text:p>
          </table:table-cell>
          <table:table-cell office:value-type="float" office:value="9.94733333333333" calcext:value-type="float">
            <text:p>9.95</text:p>
          </table:table-cell>
          <table:table-cell office:value-type="float" office:value="13.3187831359408" calcext:value-type="float">
            <text:p>13.32</text:p>
          </table:table-cell>
          <table:table-cell/>
          <table:table-cell table:formula="of:=IF([.C17]&lt;&gt;0; [.B17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3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18]&lt;&gt;0; [.B18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.373" calcext:value-type="float">
            <text:p>3.37</text:p>
          </table:table-cell>
          <table:table-cell office:value-type="float" office:value="1.6865" calcext:value-type="float">
            <text:p>1.69</text:p>
          </table:table-cell>
          <table:table-cell office:value-type="float" office:value="1.1445" calcext:value-type="float">
            <text:p>1.14</text:p>
          </table:table-cell>
          <table:table-cell/>
          <table:table-cell table:formula="of:=IF([.C19]&lt;&gt;0; [.B19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.28" calcext:value-type="float">
            <text:p>14.28</text:p>
          </table:table-cell>
          <table:table-cell office:value-type="float" office:value="1.09846153846154" calcext:value-type="float">
            <text:p>1.10</text:p>
          </table:table-cell>
          <table:table-cell office:value-type="float" office:value="3.38658363399742" calcext:value-type="float">
            <text:p>3.39</text:p>
          </table:table-cell>
          <table:table-cell/>
          <table:table-cell table:formula="of:=IF([.C20]&lt;&gt;0; [.B20]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7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1]&lt;&gt;0; [.B21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.946" calcext:value-type="float">
            <text:p>23.9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2]&lt;&gt;0; [.B22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579" calcext:value-type="float">
            <text:p>0.58</text:p>
          </table:table-cell>
          <table:table-cell office:value-type="float" office:value="0.2895" calcext:value-type="float">
            <text:p>0.29</text:p>
          </table:table-cell>
          <table:table-cell office:value-type="float" office:value="0.0225" calcext:value-type="float">
            <text:p>0.02</text:p>
          </table:table-cell>
          <table:table-cell/>
          <table:table-cell table:formula="of:=IF([.C23]&lt;&gt;0; [.B23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.549" calcext:value-type="float">
            <text:p>9.55</text:p>
          </table:table-cell>
          <table:table-cell office:value-type="float" office:value="4.7745" calcext:value-type="float">
            <text:p>4.77</text:p>
          </table:table-cell>
          <table:table-cell office:value-type="float" office:value="4.5565" calcext:value-type="float">
            <text:p>4.56</text:p>
          </table:table-cell>
          <table:table-cell/>
          <table:table-cell table:formula="of:=IF([.C24]&lt;&gt;0; [.B24]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5]&lt;&gt;0; [.B25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.678" calcext:value-type="float">
            <text:p>2.68</text:p>
          </table:table-cell>
          <table:table-cell office:value-type="float" office:value="0.892666666666667" calcext:value-type="float">
            <text:p>0.89</text:p>
          </table:table-cell>
          <table:table-cell office:value-type="float" office:value="0.821987158591233" calcext:value-type="float">
            <text:p>0.82</text:p>
          </table:table-cell>
          <table:table-cell/>
          <table:table-cell table:formula="of:=IF([.C26]&lt;&gt;0; [.B26]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00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7]&lt;&gt;0; [.B27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1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8]&lt;&gt;0; [.B28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6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IF([.C29]&lt;&gt;0; [.B29]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float" office:value="2.004" calcext:value-type="float">
            <text:p>2.00</text:p>
          </table:table-cell>
          <table:table-cell table:style-name="ce24" office:value-type="float" office:value="0" calcext:value-type="float">
            <text:p>0.00</text:p>
          </table:table-cell>
          <table:table-cell/>
          <table:table-cell table:formula="of:=IF([.C30]&lt;&gt;0; [.B30]; 0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 office:value-type="float" office:value="59" calcext:value-type="float">
            <text:p>59</text:p>
          </table:table-cell>
          <table:table-cell table:style-name="ce19" office:value-type="float" office:value="1226.259" calcext:value-type="float">
            <text:p>1226.26</text:p>
          </table:table-cell>
          <table:table-cell table:style-name="ce19" office:value-type="float" office:value="20.7840508474576" calcext:value-type="float">
            <text:p>20.78</text:p>
          </table:table-cell>
          <table:table-cell table:style-name="ce25" office:value-type="float" office:value="46.235030957872" calcext:value-type="float">
            <text:p>46.24</text:p>
          </table:table-cell>
          <table:table-cell/>
          <table:table-cell table:style-name="Default"/>
        </table:table-row>
      </table:table>
      <table:table table:name="stats" table:style-name="ta1">
        <table:table-column table:style-name="co1" table:number-columns-repeated="16384" table:default-cell-style-name="Default"/>
        <table:table-row table:style-name="ro1">
          <table:table-cell table:style-name="ce27" office:value-type="string" calcext:value-type="string">
            <text:p>ISLES2015</text:p>
          </table:table-cell>
          <table:table-cell office:value-type="string" calcext:value-type="string">
            <text:p>lesion_volume_ml</text:p>
          </table:table-cell>
          <table:table-cell office:value-type="string" calcext:value-type="string">
            <text:p>bet_mask_volume_ml</text:p>
          </table:table-cell>
          <table:table-cell office:value-type="string" calcext:value-type="string">
            <text:p>dice_after_preprocessing</text:p>
          </table:table-cell>
          <table:table-cell office:value-type="string" calcext:value-type="string">
            <text:p>&lt;min; Q1)</text:p>
          </table:table-cell>
          <table:table-cell office:value-type="string" calcext:value-type="string">
            <text:p>&lt;Q1; Q3&gt;</text:p>
          </table:table-cell>
          <table:table-cell office:value-type="string" calcext:value-type="string">
            <text:p>(Q3, max&gt;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umber of components per case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#cases</text:p>
          </table:table-cell>
          <table:table-cell table:style-name="ce28" table:formula="of:=COUNT([$cases.F:.F])" office:value-type="float" office:value="28" calcext:value-type="float">
            <text:p>28</text:p>
          </table:table-cell>
          <table:table-cell table:style-name="ce28" table:formula="of:=COUNT([$cases.G:.G])" office:value-type="float" office:value="28" calcext:value-type="float">
            <text:p>28</text:p>
          </table:table-cell>
          <table:table-cell table:style-name="ce28" table:formula="of:=COUNT([$cases.H:.H])" office:value-type="float" office:value="28" calcext:value-type="float">
            <text:p>28</text:p>
          </table:table-cell>
          <table:table-cell table:style-name="ce28" table:formula="of:=COUNT([$cases.J:.J])" office:value-type="float" office:value="7" calcext:value-type="float">
            <text:p>7</text:p>
          </table:table-cell>
          <table:table-cell table:style-name="ce28" table:formula="of:=COUNT([$cases.K:.K])" office:value-type="float" office:value="14" calcext:value-type="float">
            <text:p>14</text:p>
          </table:table-cell>
          <table:table-cell table:style-name="ce28" table:formula="of:=COUNT([$cases.L:.L])" office:value-type="float" office:value="7" calcext:value-type="float">
            <text:p>7</text:p>
          </table:table-cell>
          <table:table-cell table:style-name="ce28" table:formula="of:=COUNT([$components.B:.B])" office:value-type="float" office:value="59" calcext:value-type="float">
            <text:p>59</text:p>
          </table:table-cell>
          <table:table-cell table:style-name="ce28" table:number-columns-repeated="16376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$cases.F:.F])" office:value-type="float" office:value="43.7949642857143" calcext:value-type="float">
            <text:p>43.79</text:p>
          </table:table-cell>
          <table:table-cell table:formula="of:=AVERAGE([$cases.G:.G])" office:value-type="float" office:value="1521.48085714286" calcext:value-type="float">
            <text:p>1521.48</text:p>
          </table:table-cell>
          <table:table-cell table:formula="of:=AVERAGE([$cases.H:.H])" office:value-type="float" office:value="0.999998396186777" calcext:value-type="float">
            <text:p>1.00</text:p>
          </table:table-cell>
          <table:table-cell table:formula="of:=AVERAGE([$cases.J:.J])" office:value-type="float" office:value="0.786571428571429" calcext:value-type="float">
            <text:p>0.79</text:p>
          </table:table-cell>
          <table:table-cell table:formula="of:=AVERAGE([$cases.K:.K])" office:value-type="float" office:value="20.3357857142857" calcext:value-type="float">
            <text:p>20.34</text:p>
          </table:table-cell>
          <table:table-cell table:formula="of:=AVERAGE([$cases.L:.L])" office:value-type="float" office:value="133.721714285714" calcext:value-type="float">
            <text:p>133.72</text:p>
          </table:table-cell>
          <table:table-cell table:formula="of:=AVERAGE([$components.B:.B])" office:value-type="float" office:value="20.7840508474576" calcext:value-type="float">
            <text:p>20.78</text:p>
          </table:table-cell>
          <table:table-cell table:formula="of:=AVERAGE([$'Pivot Table_components_1'.G:.G])" office:value-type="float" office:value="2.10714285714286" calcext:value-type="float">
            <text:p>2.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$cases.F:.F])" office:value-type="float" office:value="60.7112379318763" calcext:value-type="float">
            <text:p>60.71</text:p>
          </table:table-cell>
          <table:table-cell table:formula="of:=STDEV([$cases.G:.G])" office:value-type="float" office:value="161.606984675492" calcext:value-type="float">
            <text:p>161.61</text:p>
          </table:table-cell>
          <table:table-cell table:formula="of:=STDEV([$cases.H:.H])" office:value-type="float" office:value="0.00000478384525511789" calcext:value-type="float">
            <text:p>0.00</text:p>
          </table:table-cell>
          <table:table-cell table:formula="of:=STDEV([$cases.J:.J])" office:value-type="float" office:value="0.663872692901999" calcext:value-type="float">
            <text:p>0.66</text:p>
          </table:table-cell>
          <table:table-cell table:formula="of:=STDEV([$cases.K:.K])" office:value-type="float" office:value="22.0465321751642" calcext:value-type="float">
            <text:p>22.05</text:p>
          </table:table-cell>
          <table:table-cell table:formula="of:=STDEV([$cases.L:.L])" office:value-type="float" office:value="51.5369152605337" calcext:value-type="float">
            <text:p>51.54</text:p>
          </table:table-cell>
          <table:table-cell table:formula="of:=STDEV([$components.B:.B])" office:value-type="float" office:value="46.6319054556899" calcext:value-type="float">
            <text:p>46.63</text:p>
          </table:table-cell>
          <table:table-cell table:formula="of:=STDEV([$'Pivot Table_components_1'.G:.G])" office:value-type="float" office:value="2.31483597873923" calcext:value-type="float">
            <text:p>2.3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in</text:p>
          </table:table-cell>
          <table:table-cell table:formula="of:=QUARTILE([$cases.F:.F]; 0)" office:value-type="float" office:value="0.106" calcext:value-type="float">
            <text:p>0.11</text:p>
          </table:table-cell>
          <table:table-cell table:formula="of:=QUARTILE([$cases.G:.G]; 0)" office:value-type="float" office:value="1150.561" calcext:value-type="float">
            <text:p>1150.56</text:p>
          </table:table-cell>
          <table:table-cell table:formula="of:=QUARTILE([$cases.H:.H]; 0)" office:value-type="float" office:value="0.999983044237584" calcext:value-type="float">
            <text:p>1.00</text:p>
          </table:table-cell>
          <table:table-cell table:formula="of:=QUARTILE([$cases.J:.J]; 0)" office:value-type="float" office:value="0.106" calcext:value-type="float">
            <text:p>0.11</text:p>
          </table:table-cell>
          <table:table-cell table:formula="of:=QUARTILE([$cases.K:.K]; 0)" office:value-type="float" office:value="2.004" calcext:value-type="float">
            <text:p>2.00</text:p>
          </table:table-cell>
          <table:table-cell table:formula="of:=QUARTILE([$cases.L:.L]; 0)" office:value-type="float" office:value="89.853" calcext:value-type="float">
            <text:p>89.85</text:p>
          </table:table-cell>
          <table:table-cell table:formula="of:=QUARTILE([$components.B:.B]; 0)" office:value-type="float" office:value="0.017" calcext:value-type="float">
            <text:p>0.02</text:p>
          </table:table-cell>
          <table:table-cell table:formula="of:=QUARTILE([$'Pivot Table_components_1'.G:.G]; 0)" office:value-type="float" office:value="1" calcext:value-type="float">
            <text:p>1.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x</text:p>
          </table:table-cell>
          <table:table-cell table:formula="of:=QUARTILE([$cases.F:.F]; 4)" office:value-type="float" office:value="233.547" calcext:value-type="float">
            <text:p>233.55</text:p>
          </table:table-cell>
          <table:table-cell table:formula="of:=QUARTILE([$cases.G:.G]; 4)" office:value-type="float" office:value="1878.99" calcext:value-type="float">
            <text:p>1878.99</text:p>
          </table:table-cell>
          <table:table-cell table:formula="of:=QUARTILE([$cases.H:.H]; 4)" office:value-type="float" office:value="1" calcext:value-type="float">
            <text:p>1.00</text:p>
          </table:table-cell>
          <table:table-cell table:formula="of:=QUARTILE([$cases.J:.J]; 4)" office:value-type="float" office:value="2.002" calcext:value-type="float">
            <text:p>2.00</text:p>
          </table:table-cell>
          <table:table-cell table:formula="of:=QUARTILE([$cases.K:.K]; 4)" office:value-type="float" office:value="86.603" calcext:value-type="float">
            <text:p>86.60</text:p>
          </table:table-cell>
          <table:table-cell table:formula="of:=QUARTILE([$cases.L:.L]; 4)" office:value-type="float" office:value="233.547" calcext:value-type="float">
            <text:p>233.55</text:p>
          </table:table-cell>
          <table:table-cell table:formula="of:=QUARTILE([$components.B:.B]; 4)" office:value-type="float" office:value="233.547" calcext:value-type="float">
            <text:p>233.55</text:p>
          </table:table-cell>
          <table:table-cell table:formula="of:=QUARTILE([$'Pivot Table_components_1'.G:.G]; 4)" office:value-type="float" office:value="13" calcext:value-type="float">
            <text:p>13.0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$cases.F:.F]; 1)" office:value-type="float" office:value="2.0035" calcext:value-type="float">
            <text:p>2.00</text:p>
          </table:table-cell>
          <table:table-cell table:formula="of:=QUARTILE([$cases.G:.G]; 1)" office:value-type="float" office:value="1416.42875" calcext:value-type="float">
            <text:p>1416.43</text:p>
          </table:table-cell>
          <table:table-cell table:formula="of:=QUARTILE([$cases.H:.H]; 1)" office:value-type="float" office:value="1" calcext:value-type="float">
            <text:p>1.00</text:p>
          </table:table-cell>
          <table:table-cell table:formula="of:=QUARTILE([$cases.J:.J]; 1)" office:value-type="float" office:value="0.412" calcext:value-type="float">
            <text:p>0.41</text:p>
          </table:table-cell>
          <table:table-cell table:formula="of:=QUARTILE([$cases.K:.K]; 1)" office:value-type="float" office:value="4.3225" calcext:value-type="float">
            <text:p>4.32</text:p>
          </table:table-cell>
          <table:table-cell table:formula="of:=QUARTILE([$cases.L:.L]; 1)" office:value-type="float" office:value="95.7545" calcext:value-type="float">
            <text:p>95.75</text:p>
          </table:table-cell>
          <table:table-cell table:formula="of:=QUARTILE([$components.B:.B]; 1)" office:value-type="float" office:value="0.104" calcext:value-type="float">
            <text:p>0.10</text:p>
          </table:table-cell>
          <table:table-cell table:formula="of:=QUARTILE([$'Pivot Table_components_1'.G:.G]; 1)" office:value-type="float" office:value="1" calcext:value-type="float">
            <text:p>1.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2</text:p>
          </table:table-cell>
          <table:table-cell table:formula="of:=QUARTILE([$cases.F:.F]; 2)" office:value-type="float" office:value="17.192" calcext:value-type="float">
            <text:p>17.19</text:p>
          </table:table-cell>
          <table:table-cell table:formula="of:=QUARTILE([$cases.G:.G]; 2)" office:value-type="float" office:value="1521.3115" calcext:value-type="float">
            <text:p>1521.31</text:p>
          </table:table-cell>
          <table:table-cell table:formula="of:=QUARTILE([$cases.H:.H]; 2)" office:value-type="float" office:value="1" calcext:value-type="float">
            <text:p>1.00</text:p>
          </table:table-cell>
          <table:table-cell table:formula="of:=QUARTILE([$cases.J:.J]; 2)" office:value-type="float" office:value="0.579" calcext:value-type="float">
            <text:p>0.58</text:p>
          </table:table-cell>
          <table:table-cell table:formula="of:=QUARTILE([$cases.K:.K]; 2)" office:value-type="float" office:value="17.192" calcext:value-type="float">
            <text:p>17.19</text:p>
          </table:table-cell>
          <table:table-cell table:formula="of:=QUARTILE([$cases.L:.L]; 2)" office:value-type="float" office:value="117.956" calcext:value-type="float">
            <text:p>117.96</text:p>
          </table:table-cell>
          <table:table-cell table:formula="of:=QUARTILE([$components.B:.B]; 2)" office:value-type="float" office:value="0.542" calcext:value-type="float">
            <text:p>0.54</text:p>
          </table:table-cell>
          <table:table-cell table:formula="of:=QUARTILE([$'Pivot Table_components_1'.G:.G]; 2)" office:value-type="float" office:value="1" calcext:value-type="float">
            <text:p>1.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$cases.F:.F]; 3)" office:value-type="float" office:value="87.4155" calcext:value-type="float">
            <text:p>87.42</text:p>
          </table:table-cell>
          <table:table-cell table:formula="of:=QUARTILE([$cases.G:.G]; 3)" office:value-type="float" office:value="1629.064" calcext:value-type="float">
            <text:p>1629.06</text:p>
          </table:table-cell>
          <table:table-cell table:formula="of:=QUARTILE([$cases.H:.H]; 3)" office:value-type="float" office:value="1" calcext:value-type="float">
            <text:p>1.00</text:p>
          </table:table-cell>
          <table:table-cell table:formula="of:=QUARTILE([$cases.J:.J]; 3)" office:value-type="float" office:value="0.9975" calcext:value-type="float">
            <text:p>1.00</text:p>
          </table:table-cell>
          <table:table-cell table:formula="of:=QUARTILE([$cases.K:.K]; 3)" office:value-type="float" office:value="28.17225" calcext:value-type="float">
            <text:p>28.17</text:p>
          </table:table-cell>
          <table:table-cell table:formula="of:=QUARTILE([$cases.L:.L]; 3)" office:value-type="float" office:value="151.5935" calcext:value-type="float">
            <text:p>151.59</text:p>
          </table:table-cell>
          <table:table-cell table:formula="of:=QUARTILE([$components.B:.B]; 3)" office:value-type="float" office:value="11.076" calcext:value-type="float">
            <text:p>11.08</text:p>
          </table:table-cell>
          <table:table-cell table:formula="of:=QUARTILE([$'Pivot Table_components_1'.G:.G]; 3)" office:value-type="float" office:value="2.25" calcext:value-type="float">
            <text:p>2.2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QR</text:p>
          </table:table-cell>
          <table:table-cell table:formula="of:=[.B11]-[.B9]" office:value-type="float" office:value="85.412" calcext:value-type="float">
            <text:p>85.41</text:p>
          </table:table-cell>
          <table:table-cell table:formula="of:=[.C11]-[.C9]" office:value-type="float" office:value="212.63525" calcext:value-type="float">
            <text:p>212.64</text:p>
          </table:table-cell>
          <table:table-cell table:formula="of:=[.D11]-[.D9]" office:value-type="float" office:value="0" calcext:value-type="float">
            <text:p>0.00</text:p>
          </table:table-cell>
          <table:table-cell table:formula="of:=[.E11]-[.E9]" office:value-type="float" office:value="0.5855" calcext:value-type="float">
            <text:p>0.59</text:p>
          </table:table-cell>
          <table:table-cell table:formula="of:=[.F11]-[.F9]" office:value-type="float" office:value="23.84975" calcext:value-type="float">
            <text:p>23.85</text:p>
          </table:table-cell>
          <table:table-cell table:formula="of:=[.G11]-[.G9]" office:value-type="float" office:value="55.839" calcext:value-type="float">
            <text:p>55.84</text:p>
          </table:table-cell>
          <table:table-cell table:formula="of:=[.H11]-[.H9]" office:value-type="float" office:value="10.972" calcext:value-type="float">
            <text:p>10.97</text:p>
          </table:table-cell>
          <table:table-cell table:formula="of:=[.I11]-[.I9]" office:value-type="float" office:value="1.25" calcext:value-type="float">
            <text:p>1.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1-1.5IQR</text:p>
          </table:table-cell>
          <table:table-cell table:formula="of:=[.B9]-1.5*[.B13]" office:value-type="float" office:value="-126.1145" calcext:value-type="float">
            <text:p>-126.11</text:p>
          </table:table-cell>
          <table:table-cell table:formula="of:=[.C9]-1.5*[.C13]" office:value-type="float" office:value="1097.475875" calcext:value-type="float">
            <text:p>1097.48</text:p>
          </table:table-cell>
          <table:table-cell table:formula="of:=[.D9]-1.5*[.D13]" office:value-type="float" office:value="1" calcext:value-type="float">
            <text:p>1.00</text:p>
          </table:table-cell>
          <table:table-cell table:formula="of:=[.E9]-1.5*[.E13]" office:value-type="float" office:value="-0.46625" calcext:value-type="float">
            <text:p>-0.47</text:p>
          </table:table-cell>
          <table:table-cell table:formula="of:=[.F9]-1.5*[.F13]" office:value-type="float" office:value="-31.452125" calcext:value-type="float">
            <text:p>-31.45</text:p>
          </table:table-cell>
          <table:table-cell table:formula="of:=[.G9]-1.5*[.G13]" office:value-type="float" office:value="11.996" calcext:value-type="float">
            <text:p>12.00</text:p>
          </table:table-cell>
          <table:table-cell table:formula="of:=[.H9]-1.5*[.H13]" office:value-type="float" office:value="-16.354" calcext:value-type="float">
            <text:p>-16.35</text:p>
          </table:table-cell>
          <table:table-cell table:formula="of:=[.I9]-1.5*[.I13]" office:value-type="float" office:value="-0.875" calcext:value-type="float">
            <text:p>-0.8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3+1.5IQR</text:p>
          </table:table-cell>
          <table:table-cell table:formula="of:=[.B11]+1.5*[.B13]" office:value-type="float" office:value="215.5335" calcext:value-type="float">
            <text:p>215.53</text:p>
          </table:table-cell>
          <table:table-cell table:formula="of:=[.C11]+1.5*[.C13]" office:value-type="float" office:value="1948.016875" calcext:value-type="float">
            <text:p>1948.02</text:p>
          </table:table-cell>
          <table:table-cell table:formula="of:=[.D11]+1.5*[.D13]" office:value-type="float" office:value="1" calcext:value-type="float">
            <text:p>1.00</text:p>
          </table:table-cell>
          <table:table-cell table:formula="of:=[.E11]+1.5*[.E13]" office:value-type="float" office:value="1.87575" calcext:value-type="float">
            <text:p>1.88</text:p>
          </table:table-cell>
          <table:table-cell table:formula="of:=[.F11]+1.5*[.F13]" office:value-type="float" office:value="63.946875" calcext:value-type="float">
            <text:p>63.95</text:p>
          </table:table-cell>
          <table:table-cell table:formula="of:=[.G11]+1.5*[.G13]" office:value-type="float" office:value="235.352" calcext:value-type="float">
            <text:p>235.35</text:p>
          </table:table-cell>
          <table:table-cell table:formula="of:=[.H11]+1.5*[.H13]" office:value-type="float" office:value="27.534" calcext:value-type="float">
            <text:p>27.53</text:p>
          </table:table-cell>
          <table:table-cell table:formula="of:=[.I11]+1.5*[.I13]" office:value-type="float" office:value="4.125" calcext:value-type="float">
            <text:p>4.13</text:p>
          </table:table-cell>
          <table:table-cell table:number-columns-repeated="16375"/>
        </table:table-row>
      </table:table>
      <table:named-expressions/>
      <table:data-pilot-tables>
        <table:data-pilot-table table:name="DataPilot1" table:application-data="" table:target-range-address="'Pivot Table_components_1'.A1:'Pivot Table_components_1'.E31" table:buttons="'Pivot Table_components_1'.A2 'Pivot Table_components_1'.B1" table:show-filter-button="false" table:drill-down-on-double-click="false">
          <table:source-cell-range table:cell-range-address="components.A1:components.B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0" table:function="count">
            <table:data-pilot-level table:show-empty="false" calcext:repeat-item-labels="false">
              <table:data-pilot-members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1" table:display="true" table:show-details="true"/>
                <table:data-pilot-member table:name="0.16" table:display="true" table:show-details="true"/>
                <table:data-pilot-member table:name="0.18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8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48" table:display="true" table:show-details="true"/>
                <table:data-pilot-member table:name="0.54" table:display="true" table:show-details="true"/>
                <table:data-pilot-member table:name="0.62" table:display="true" table:show-details="true"/>
                <table:data-pilot-member table:name="0.97" table:display="true" table:show-details="true"/>
                <table:data-pilot-member table:name="1.01" table:display="true" table:show-details="true"/>
                <table:data-pilot-member table:name="1.38" table:display="true" table:show-details="true"/>
                <table:data-pilot-member table:name="1.70" table:display="true" table:show-details="true"/>
                <table:data-pilot-member table:name="1.81" table:display="true" table:show-details="true"/>
                <table:data-pilot-member table:name="2.00" table:display="true" table:show-details="true"/>
                <table:data-pilot-member table:name="2.04" table:display="true" table:show-details="true"/>
                <table:data-pilot-member table:name="2.19" table:display="true" table:show-details="true"/>
                <table:data-pilot-member table:name="2.83" table:display="true" table:show-details="true"/>
                <table:data-pilot-member table:name="4.14" table:display="true" table:show-details="true"/>
                <table:data-pilot-member table:name="6.21" table:display="true" table:show-details="true"/>
                <table:data-pilot-member table:name="9.33" table:display="true" table:show-details="true"/>
                <table:data-pilot-member table:name="12.82" table:display="true" table:show-details="true"/>
                <table:data-pilot-member table:name="20.10" table:display="true" table:show-details="true"/>
                <table:data-pilot-member table:name="21.21" table:display="true" table:show-details="true"/>
                <table:data-pilot-member table:name="23.95" table:display="true" table:show-details="true"/>
                <table:data-pilot-member table:name="28.78" table:display="true" table:show-details="true"/>
                <table:data-pilot-member table:name="29.26" table:display="true" table:show-details="true"/>
                <table:data-pilot-member table:name="32.47" table:display="true" table:show-details="true"/>
                <table:data-pilot-member table:name="80.40" table:display="true" table:show-details="true"/>
                <table:data-pilot-member table:name="89.85" table:display="true" table:show-details="true"/>
                <table:data-pilot-member table:name="91.13" table:display="true" table:show-details="true"/>
                <table:data-pilot-member table:name="98.24" table:display="true" table:show-details="true"/>
                <table:data-pilot-member table:name="117.96" table:display="true" table:show-details="true"/>
                <table:data-pilot-member table:name="140.48" table:display="true" table:show-details="true"/>
                <table:data-pilot-member table:name="162.53" table:display="true" table:show-details="true"/>
                <table:data-pilot-member table:name="233.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olume_ml" table:orientation="data" table:used-hierarchy="-1" table:function="sum">
            <table:data-pilot-level calcext:repeat-item-labels="false"/>
          </table:data-pilot-field>
          <table:data-pilot-field table:source-field-name="volume_ml" table:orientation="data" table:used-hierarchy="-1" table:function="average">
            <table:data-pilot-level calcext:repeat-item-labels="false"/>
          </table:data-pilot-field>
          <table:data-pilot-field table:source-field-name="volume_ml" table:orientation="data" table:used-hierarchy="-1" table:function="stdevp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2">
      <number:number number:decimal-places="2" number:min-decimal-places="2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style:style style:name="Default" style:family="table-cell" style:data-style-name="N2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4:35:24.276392410</meta:creation-date>
    <dc:date>2024-09-09T15:09:28.291146160</dc:date>
    <meta:editing-duration>PT12M19S</meta:editing-duration>
    <meta:editing-cycles>2</meta:editing-cycles>
    <meta:generator>LibreOffice/24.2.5.2$Linux_X86_64 LibreOffice_project/420$Build-2</meta:generator>
    <meta:document-statistic meta:table-count="4" meta:cell-count="755" meta:object-count="0"/>
  </office:meta>
</office:document-meta>
</file>